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rayInclude-250" table:style-name="ta1">
        <table:shapes>
          <draw:frame draw:z-index="0" draw:style-name="gr1" draw:text-style-name="P1" svg:width="8.5126in" svg:height="4.7882in" svg:x="0.461in" svg:y="0.0394in">
            <draw:object draw:notify-on-update-of-ranges="'arrayInclude-250'.A1:'arrayInclude-250'.A1 'arrayInclude-250'.A2:'arrayInclude-250'.A103 'arrayInclude-250'.B1:'arrayInclude-250'.B1 'arrayInclude-250'.B2:'arrayInclude-250'.B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date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5.43" calcext:value-type="float">
            <text:p>5.43</text:p>
          </table:table-cell>
          <table:table-cell office:value-type="float" office:value="1648427458773" calcext:value-type="float">
            <text:p>1648427458773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5.43" calcext:value-type="float">
            <text:p>5.43</text:p>
          </table:table-cell>
          <table:table-cell office:value-type="float" office:value="1648427459025" calcext:value-type="float">
            <text:p>164842745902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459039" calcext:value-type="float">
            <text:p>1648427459039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459275" calcext:value-type="float">
            <text:p>1648427459275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459278" calcext:value-type="float">
            <text:p>1648427459278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7459531" calcext:value-type="float">
            <text:p>1648427459531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59553" calcext:value-type="float">
            <text:p>1648427459553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59776" calcext:value-type="float">
            <text:p>1648427459776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59792" calcext:value-type="float">
            <text:p>1648427459792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0026" calcext:value-type="float">
            <text:p>1648427460026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0043" calcext:value-type="float">
            <text:p>1648427460043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0276" calcext:value-type="float">
            <text:p>1648427460276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0293" calcext:value-type="float">
            <text:p>1648427460293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0526" calcext:value-type="float">
            <text:p>1648427460526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0545" calcext:value-type="float">
            <text:p>1648427460545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0776" calcext:value-type="float">
            <text:p>1648427460776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0796" calcext:value-type="float">
            <text:p>1648427460796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1026" calcext:value-type="float">
            <text:p>1648427461026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1045" calcext:value-type="float">
            <text:p>1648427461045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1277" calcext:value-type="float">
            <text:p>1648427461277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1290" calcext:value-type="float">
            <text:p>1648427461290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1528" calcext:value-type="float">
            <text:p>1648427461528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1545" calcext:value-type="float">
            <text:p>1648427461545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1779" calcext:value-type="float">
            <text:p>1648427461779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1795" calcext:value-type="float">
            <text:p>1648427461795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2029" calcext:value-type="float">
            <text:p>1648427462029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2048" calcext:value-type="float">
            <text:p>1648427462048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2279" calcext:value-type="float">
            <text:p>1648427462279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2297" calcext:value-type="float">
            <text:p>1648427462297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2530" calcext:value-type="float">
            <text:p>1648427462530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2548" calcext:value-type="float">
            <text:p>1648427462548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2780" calcext:value-type="float">
            <text:p>1648427462780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2798" calcext:value-type="float">
            <text:p>1648427462798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3030" calcext:value-type="float">
            <text:p>1648427463030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3047" calcext:value-type="float">
            <text:p>164842746304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3280" calcext:value-type="float">
            <text:p>1648427463280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3297" calcext:value-type="float">
            <text:p>1648427463297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3530" calcext:value-type="float">
            <text:p>1648427463530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3548" calcext:value-type="float">
            <text:p>1648427463548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3780" calcext:value-type="float">
            <text:p>164842746378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3797" calcext:value-type="float">
            <text:p>1648427463797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4030" calcext:value-type="float">
            <text:p>1648427464030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4048" calcext:value-type="float">
            <text:p>1648427464048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4281" calcext:value-type="float">
            <text:p>1648427464281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4294" calcext:value-type="float">
            <text:p>1648427464294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4531" calcext:value-type="float">
            <text:p>1648427464531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4549" calcext:value-type="float">
            <text:p>1648427464549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4782" calcext:value-type="float">
            <text:p>1648427464782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4799" calcext:value-type="float">
            <text:p>1648427464799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5032" calcext:value-type="float">
            <text:p>1648427465032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5049" calcext:value-type="float">
            <text:p>1648427465049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5282" calcext:value-type="float">
            <text:p>1648427465282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5299" calcext:value-type="float">
            <text:p>1648427465299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5532" calcext:value-type="float">
            <text:p>164842746553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5550" calcext:value-type="float">
            <text:p>1648427465550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5782" calcext:value-type="float">
            <text:p>1648427465782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5799" calcext:value-type="float">
            <text:p>1648427465799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6033" calcext:value-type="float">
            <text:p>1648427466033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6050" calcext:value-type="float">
            <text:p>1648427466050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6284" calcext:value-type="float">
            <text:p>1648427466284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6301" calcext:value-type="float">
            <text:p>1648427466301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6535" calcext:value-type="float">
            <text:p>1648427466535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6553" calcext:value-type="float">
            <text:p>1648427466553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6786" calcext:value-type="float">
            <text:p>1648427466786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6804" calcext:value-type="float">
            <text:p>1648427466804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7036" calcext:value-type="float">
            <text:p>1648427467036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7054" calcext:value-type="float">
            <text:p>1648427467054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7287" calcext:value-type="float">
            <text:p>1648427467287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7305" calcext:value-type="float">
            <text:p>1648427467305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7538" calcext:value-type="float">
            <text:p>1648427467538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7556" calcext:value-type="float">
            <text:p>1648427467556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7788" calcext:value-type="float">
            <text:p>1648427467788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7806" calcext:value-type="float">
            <text:p>1648427467806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8039" calcext:value-type="float">
            <text:p>1648427468039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8056" calcext:value-type="float">
            <text:p>1648427468056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8289" calcext:value-type="float">
            <text:p>1648427468289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8307" calcext:value-type="float">
            <text:p>1648427468307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8539" calcext:value-type="float">
            <text:p>1648427468539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8557" calcext:value-type="float">
            <text:p>1648427468557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8790" calcext:value-type="float">
            <text:p>1648427468790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8807" calcext:value-type="float">
            <text:p>1648427468807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9040" calcext:value-type="float">
            <text:p>1648427469040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9057" calcext:value-type="float">
            <text:p>1648427469057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9291" calcext:value-type="float">
            <text:p>1648427469291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9309" calcext:value-type="float">
            <text:p>1648427469309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9541" calcext:value-type="float">
            <text:p>164842746954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9558" calcext:value-type="float">
            <text:p>1648427469558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9791" calcext:value-type="float">
            <text:p>1648427469791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69808" calcext:value-type="float">
            <text:p>1648427469808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70042" calcext:value-type="float">
            <text:p>1648427470042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70061" calcext:value-type="float">
            <text:p>1648427470061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70293" calcext:value-type="float">
            <text:p>1648427470293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70312" calcext:value-type="float">
            <text:p>1648427470312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70544" calcext:value-type="float">
            <text:p>1648427470544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70563" calcext:value-type="float">
            <text:p>1648427470563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70794" calcext:value-type="float">
            <text:p>164842747079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70813" calcext:value-type="float">
            <text:p>164842747081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71045" calcext:value-type="float">
            <text:p>1648427471045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71064" calcext:value-type="float">
            <text:p>1648427471064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71296" calcext:value-type="float">
            <text:p>1648427471296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71313" calcext:value-type="float">
            <text:p>1648427471313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7.98" calcext:value-type="float">
            <text:p>7.98</text:p>
          </table:table-cell>
          <table:table-cell office:value-type="float" office:value="1648427471314" calcext:value-type="float">
            <text:p>16484274713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7T21:34:03.066444774</dc:date>
    <meta:editing-duration>PT41S</meta:editing-duration>
    <meta:editing-cycles>1</meta:editing-cycles>
    <meta:document-statistic meta:table-count="1" meta:cell-count="309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23cm" svg:height="12.163cm" xlink:href=".." xlink:type="simple" chart:class="chart:line" chart:style-name="ch1">
        <chart:legend chart:legend-position="end" svg:x="19.512cm" svg:y="5.533cm" style:legend-expansion="high" chart:style-name="ch2"/>
        <chart:plot-area chart:style-name="ch3" table:cell-range-address="'arrayInclude-250'.A1:'arrayInclude-250'.B103" chart:data-source-has-labels="row" svg:x="0.432cm" svg:y="0.243cm" svg:width="18.648cm" svg:height="11.677cm">
          <chartooo:coordinate-region svg:x="0.868cm" svg:y="0.364cm" svg:width="18.212cm" svg:height="10.5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rrayInclude-250'.A2:'arrayInclude-250'.A103" chart:label-cell-address="'arrayInclude-250'.A1:'arrayInclude-250'.A1" chart:class="chart:line">
            <chart:data-point chart:repeated="102"/>
          </chart:series>
          <chart:series chart:style-name="ch7" chart:values-cell-range-address="'arrayInclude-250'.B2:'arrayInclude-250'.B103" chart:label-cell-address="'arrayInclude-250'.B1:'arrayInclude-250'.B1" chart:class="chart:line">
            <chart:data-point chart:repeated="1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'arrayInclude-250'.A1:'arrayInclude-250'.A1</svg:desc>
                </draw:g>
              </table:table-cell>
              <table:table-cell office:value-type="string">
                <text:p> total</text:p>
                <draw:g>
                  <svg:desc>'arrayInclude-250'.B1:'arrayInclude-25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3">
                <text:p>2.73</text:p>
                <draw:g>
                  <svg:desc>'arrayInclude-250'.A2:'arrayInclude-250'.A103</svg:desc>
                </draw:g>
              </table:table-cell>
              <table:table-cell office:value-type="float" office:value="5.43">
                <text:p>5.43</text:p>
                <draw:g>
                  <svg:desc>'arrayInclude-250'.B2:'arrayInclude-250'.B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6">
                <text:p>2.76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">
                <text:p>3.2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1">
                <text:p>3.21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1">
                <text:p>3.21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3">
                <text:p>3.0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4">
                <text:p>3.0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9">
                <text:p>3.5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">
                <text:p>3.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15">
                <text:p>4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16">
                <text:p>4.1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1">
                <text:p>2.7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2">
                <text:p>2.7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7">
                <text:p>3.2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8">
                <text:p>3.2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3">
                <text:p>3.8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84">
                <text:p>3.8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39">
                <text:p>4.3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9">
                <text:p>4.3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5">
                <text:p>2.9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95">
                <text:p>2.9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1">
                <text:p>3.5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51">
                <text:p>3.5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06">
                <text:p>4.0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07">
                <text:p>4.0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62">
                <text:p>4.6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63">
                <text:p>4.6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18">
                <text:p>3.1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9">
                <text:p>3.1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4">
                <text:p>3.7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5">
                <text:p>3.7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3">
                <text:p>4.3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33">
                <text:p>4.3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9">
                <text:p>2.8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9">
                <text:p>2.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45">
                <text:p>3.4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5">
                <text:p>3.4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01">
                <text:p>4.0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01">
                <text:p>4.0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56">
                <text:p>4.5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57">
                <text:p>4.5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12">
                <text:p>3.1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13">
                <text:p>3.1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71">
                <text:p>3.7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72">
                <text:p>3.7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27">
                <text:p>4.2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28">
                <text:p>4.2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83">
                <text:p>2.8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84">
                <text:p>2.8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39">
                <text:p>3.3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4">
                <text:p>3.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95">
                <text:p>3.9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95">
                <text:p>3.9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5">
                <text:p>4.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51">
                <text:p>4.5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06">
                <text:p>3.0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07">
                <text:p>3.0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62">
                <text:p>3.6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63">
                <text:p>3.6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18">
                <text:p>4.1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19">
                <text:p>4.1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74">
                <text:p>2.7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75">
                <text:p>2.7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33">
                <text:p>3.3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34">
                <text:p>3.3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89">
                <text:p>3.8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89">
                <text:p>3.8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45">
                <text:p>4.4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45">
                <text:p>4.4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1">
                <text:p>3.0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1">
                <text:p>3.0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56">
                <text:p>3.5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57">
                <text:p>3.5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15">
                <text:p>4.1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16">
                <text:p>4.1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71">
                <text:p>2.7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2">
                <text:p>2.7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27">
                <text:p>3.2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28">
                <text:p>3.2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83">
                <text:p>3.8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84">
                <text:p>3.8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39">
                <text:p>4.3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39">
                <text:p>4.3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95">
                <text:p>2.9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95">
                <text:p>2.9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">
                <text:p>3.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51">
                <text:p>3.5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06">
                <text:p>4.0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07">
                <text:p>4.0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62">
                <text:p>4.6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63">
                <text:p>4.6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18">
                <text:p>3.18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9">
                <text:p>3.19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74">
                <text:p>3.7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75">
                <text:p>3.7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3">
                <text:p>4.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3">
                <text:p>4.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86">
                <text:p>2.8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86">
                <text:p>2.8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42">
                <text:p>3.4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42">
                <text:p>3.42</text:p>
              </table:table-cell>
              <table:table-cell office:value-type="float" office:value="7.98">
                <text:p>7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